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e7ea" officeooo:paragraph-rsid="001ce7ea"/>
    </style:style>
    <style:style style:name="P2" style:family="paragraph" style:parent-style-name="Standard" style:list-style-name="L3">
      <style:text-properties officeooo:rsid="001ce7ea" officeooo:paragraph-rsid="001ce7ea"/>
    </style:style>
    <style:style style:name="P3" style:family="paragraph" style:parent-style-name="Standard" style:list-style-name="L4">
      <style:text-properties officeooo:rsid="001ce7ea" officeooo:paragraph-rsid="001ce7ea"/>
    </style:style>
    <style:style style:name="P4" style:family="paragraph" style:parent-style-name="Standard" style:list-style-name="L3">
      <style:text-properties officeooo:paragraph-rsid="001ce7ea"/>
    </style:style>
    <style:style style:name="P5" style:family="paragraph" style:parent-style-name="Standard" style:list-style-name="L4">
      <style:text-properties officeooo:paragraph-rsid="001ce7ea"/>
    </style:style>
    <style:style style:name="T1" style:family="text">
      <style:text-properties officeooo:rsid="001ce7e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1: all levels numbering none and show 10 sublevels</text:p>
      <text:list xml:id="list3735894857" text:style-name="L3">
        <text:list-item>
          <text:p text:style-name="P2">q</text:p>
          <text:list>
            <text:list-item>
              <text:p text:style-name="P4"><text:span text:style-name="T1">w</text:span></text:p>
              <text:list>
                <text:list-item>
                  <text:p text:style-name="P4"><text:span text:style-name="T1">e</text:span></text:p>
                </text:list-item>
              </text:list>
            </text:list-item>
          </text:list>
        </text:list-item>
      </text:list>
      <text:p text:style-name="P1">List 2: level 2 is none</text:p>
      <text:list xml:id="list798331643" text:style-name="L4">
        <text:list-item>
          <text:p text:style-name="P3">q</text:p>
          <text:list>
            <text:list-item>
              <text:p text:style-name="P3">w</text:p>
              <text:list>
                <text:list-item>
                  <text:p text:style-name="P5"><text:span text:style-name="T1">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6T20:03:42.201000000</meta:creation-date>
    <dc:date>2021-12-26T20:06:12.341000000</dc:date>
    <meta:editing-duration>PT2M31S</meta:editing-duration>
    <meta:editing-cycles>1</meta:editing-cycles>
    <meta:document-statistic meta:table-count="0" meta:image-count="0" meta:object-count="0" meta:page-count="1" meta:paragraph-count="8" meta:word-count="27" meta:character-count="93" meta:non-whitespace-character-count="79"/>
    <meta:generator>LibreOfficeDev/7.4.0.0.alpha0$Windows_X86_64 LibreOffice_project/c38dbafe0f332c6c263d1412eb41572222120c5c</meta:generator>
  </office:meta>
</office:document-meta>
</file>